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o" svg:font-family="Go" style:font-pitch="variable"/>
    <style:font-face style:name="Go1" svg:font-family="Go" style:font-adornments="Bold" style:font-pitch="variable"/>
    <style:font-face style:name="Go2" svg:font-family="G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5076in" style:rel-column-width="5051*"/>
    </style:style>
    <style:style style:name="Table1.B" style:family="table-column">
      <style:table-column-properties style:column-width="3.4174in" style:rel-column-width="4921*"/>
    </style:style>
    <style:style style:name="Table1.A1" style:family="table-cell">
      <style:table-cell-properties fo:padding="0.0382in" fo:border="none"/>
    </style:style>
    <style:style style:name="P1" style:family="paragraph" style:list-style-name="L1"/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itle">
      <style:paragraph-properties fo:text-align="start" style:justify-single-word="false"/>
    </style:style>
    <style:style style:name="T1" style:family="text">
      <style:text-properties style:font-name="Go"/>
    </style:style>
    <style:style style:name="T2" style:family="text">
      <style:text-properties style:font-name="Go" officeooo:rsid="000df0b6"/>
    </style:style>
    <style:style style:name="T3" style:family="text">
      <style:text-properties style:font-name="Go" officeooo:rsid="0032e36f"/>
    </style:style>
    <style:style style:name="T4" style:family="text">
      <style:text-properties style:font-name="Go" officeooo:rsid="000c0c8f"/>
    </style:style>
    <style:style style:name="T5" style:family="text">
      <style:text-properties style:font-name="Go" officeooo:rsid="0022e8a1"/>
    </style:style>
    <style:style style:name="T6" style:family="text">
      <style:text-properties style:font-name="Go" officeooo:rsid="00334f2c"/>
    </style:style>
    <style:style style:name="T7" style:family="text">
      <style:text-properties style:font-name="Go" officeooo:rsid="00350536"/>
    </style:style>
    <style:style style:name="T8" style:family="text">
      <style:text-properties officeooo:rsid="0010fa3a"/>
    </style:style>
    <style:style style:name="T9" style:family="text">
      <style:text-properties officeooo:rsid="001204e6"/>
    </style:style>
    <style:style style:name="T10" style:family="text">
      <style:text-properties officeooo:rsid="0012c779"/>
    </style:style>
    <style:style style:name="T11" style:family="text">
      <style:text-properties officeooo:rsid="00482b9f"/>
    </style:style>
    <style:style style:name="T12" style:family="text">
      <style:text-properties fo:font-size="8pt" fo:font-weight="bold" style:font-size-asian="8pt" style:font-weight-asian="bold" style:font-name-complex="Go" style:font-size-complex="8pt" style:font-weight-complex="bold"/>
    </style:style>
    <style:style style:name="T13" style:family="text">
      <style:text-properties fo:font-size="8pt" fo:font-weight="bold" officeooo:rsid="00482b9f" style:font-size-asian="8pt" style:font-weight-asian="bold" style:font-name-complex="Go" style:font-size-complex="8pt" style:font-weight-complex="bold"/>
    </style:style>
    <style:style style:name="T14" style:family="text">
      <style:text-properties officeooo:rsid="00214fe9"/>
    </style:style>
    <style:style style:name="T15" style:family="text">
      <style:text-properties officeooo:rsid="0031262a"/>
    </style:style>
    <style:style style:name="T16" style:family="text">
      <style:text-properties officeooo:rsid="0032e36f"/>
    </style:style>
    <style:style style:name="T17" style:family="text">
      <style:text-properties officeooo:rsid="000df0b6"/>
    </style:style>
    <style:style style:name="T18" style:family="text"/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Resume</text:p>
          </table:table-cell>
          <table:table-cell table:style-name="Table1.A1" office:value-type="string">
            <text:p text:style-name="P2">edition: <text:modification-date style:data-style-name="N10049">2022-12-11</text:modification-date><text:s/><text:modification-time style:data-style-name="N61">13:21:14</text:modification-time></text:p>
            <text:p text:style-name="P2">rev: <text:editing-cycles>38</text:editing-cycles></text:p>
            <text:p text:style-name="Table_20_Contents"/>
            <text:p text:style-name="P3">(if document older than month - consider I don't looking for job for now)</text:p>
            <text:p text:style-name="P3"/>
            <text:p text:style-name="P3"><text:a xlink:type="simple" xlink:href="mailto:animuspexusagutilities@gmail.com" text:style-name="Internet_20_link" text:visited-style-name="Visited_20_Internet_20_Link">animuspexusagutilities@gmail.com</text:a></text:p>
          </table:table-cell>
        </table:table-row>
      </table:table>
      <text:h text:style-name="Heading_20_1" text:outline-level="1">what I can</text:h>
      <text:p text:style-name="Text_20_body">primarily - backend and, possibly, system development (operating systems). in order of my preference and expertise.</text:p>
      <text:list xml:id="list1750271316" text:style-name="L1">
        <text:list-item>
          <text:p text:style-name="Standard">Go - backend. possibly frontend with WebAssembly</text:p>
        </text:list-item>
        <text:list-item>
          <text:p text:style-name="Standard">D - backend</text:p>
        </text:list-item>
        <text:list-item>
          <text:p text:style-name="Standard">C++ - can use it fro backend or system development. low on experience</text:p>
        </text:list-item>
        <text:list-item>
          <text:p text:style-name="Standard">C - same as C++</text:p>
        </text:list-item>
        <text:list-item>
          <text:p text:style-name="Standard">Rust - can use it for backend or system development. low on experience</text:p>
        </text:list-item>
        <text:list-item>
          <text:p text:style-name="Standard">Python - system or backend programming</text:p>
        </text:list-item>
        <text:list-item>
          <text:p text:style-name="Standard">Java - have experience in GUI apps programming</text:p>
        </text:list-item>
      </text:list>
      <text:h text:style-name="Heading_20_1" text:outline-level="1">background</text:h>
      <text:p text:style-name="Text_20_body">in 2009 - 2013 developed sites with php: drupal, phpbb and prostgres, mysql. also used js.</text:p>
      <text:p text:style-name="Text_20_body">2013 - 2016 used python for backend, system and GUI (Gtk+3) programming.</text:p>
      <text:p text:style-name="Text_20_body">from 2016 - used Go for system programming: operating system development.</text:p>
      <text:p text:style-name="Text_20_body">have stalled Linux distribution development project. it can be found here: <text:a xlink:type="simple" xlink:href="https://github.com/AnimusPEXUS/aipsetup" text:style-name="Internet_20_link" text:visited-style-name="Visited_20_Internet_20_Link">https://github.com/AnimusPEXUS/aipsetup</text:a>. used Python and Go for package manager development.</text:p>
      <text:p text:style-name="Text_20_body">from 2018 till 2022 developed fast commercial western news server, using Go.</text:p>
      <text:h text:style-name="Heading_20_1" text:outline-level="1">about me</text:h>
      <text:p text:style-name="Text_20_body">35 yo. single. no kids. constantly living in Simferopol.</text:p>
      <text:p text:style-name="Text_20_body">working only remotely.</text:p>
      <text:p text:style-name="Text_20_body">my github profile is here: <text:a xlink:type="simple" xlink:href="https://github.com/AnimusPEXUS" text:style-name="Internet_20_link" text:visited-style-name="Visited_20_Internet_20_Link">https://github.com/AnimusPEXUS</text:a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o" svg:font-family="Go" style:font-pitch="variable"/>
    <style:font-face style:name="Go1" svg:font-family="Go" style:font-adornments="Bold" style:font-pitch="variable"/>
    <style:font-face style:name="Go2" svg:font-family="Go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o2" fo:font-family="Go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Go2" fo:font-family="Go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Go1" fo:font-family="Go" style:font-style-name="Bold" style:font-pitch="variable" fo:font-size="28pt" fo:font-weight="600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1:21:04.716655942</meta:creation-date>
    <dc:date>2022-12-11T13:21:14.546084872</dc:date>
    <meta:editing-duration>PT1H12M27S</meta:editing-duration>
    <meta:editing-cycles>38</meta:editing-cycles>
    <meta:generator>LibreOffice/7.4.3.2$Linux_X86_64 LibreOffice_project/40$Build-2</meta:generator>
    <meta:document-statistic meta:table-count="1" meta:image-count="0" meta:object-count="0" meta:page-count="1" meta:paragraph-count="24" meta:word-count="194" meta:character-count="1206" meta:non-whitespace-character-count="1043"/>
  </office:meta>
</office:document-meta>
</file>